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9.7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2" table:default-cell-style-name="Default"/>
        <table:table-row table:style-name="ro1">
          <table:table-cell table:number-columns-repeated="2"/>
          <table:table-cell office:value-type="string" calcext:value-type="string">
            <text:p>Diameter</text:p>
          </table:table-cell>
          <table:table-cell/>
          <table:table-cell office:value-type="string" calcext:value-type="string">
            <text:p>Length</text:p>
          </table:table-cell>
          <table:table-cell/>
          <table:table-cell office:value-type="string" calcext:value-type="string">
            <text:p>Ma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arrow </text:p>
          </table:table-cell>
          <table:table-cell office:value-type="string" calcext:value-type="string">
            <text:p>AIM-7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t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l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MRAAM</text:p>
          </table:table-cell>
          <table:table-cell office:value-type="string" calcext:value-type="string">
            <text:p>AIM-1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t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l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RM</text:p>
          </table:table-cell>
          <table:table-cell office:value-type="string" calcext:value-type="string">
            <text:p>AGM-84H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t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l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el</text:p>
          </table:table-cell>
          <table:table-cell office:value-type="string" calcext:value-type="string">
            <text:p>Oxidizer</text:p>
          </table:table-cell>
          <table:table-cell office:value-type="string" calcext:value-type="string">
            <text:p>Isp</text:p>
          </table:table-cell>
          <table:table-cell/>
          <table:table-cell office:value-type="string" calcext:value-type="string">
            <text:p>O/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PB</text:p>
          </table:table-cell>
          <table:table-cell office:value-type="string" calcext:value-type="string">
            <text:p>N2O</text:p>
          </table:table-cell>
          <table:table-cell office:value-type="float" office:value="225.7" calcext:value-type="float">
            <text:p>225.7</text:p>
          </table:table-cell>
          <table:table-cell office:value-type="string" calcext:value-type="string">
            <text:p>sec</text:p>
          </table:table-cell>
          <table:table-cell office:value-type="float" office:value="3.8961" calcext:value-type="float">
            <text:p>3.89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PB</text:p>
          </table:table-cell>
          <table:table-cell office:value-type="string" calcext:value-type="string">
            <text:p>LOX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sec</text:p>
          </table:table-cell>
          <table:table-cell office:value-type="float" office:value="2.5" calcext:value-type="float">
            <text:p>2.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P-1a (Paraffin)</text:p>
          </table:table-cell>
          <table:table-cell office:value-type="string" calcext:value-type="string">
            <text:p>N2O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sec</text:p>
          </table:table-cell>
          <table:table-cell office:value-type="float" office:value="3.8961" calcext:value-type="float">
            <text:p>3.89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P-1a (Paraffin)</text:p>
          </table:table-cell>
          <table:table-cell office:value-type="string" calcext:value-type="string">
            <text:p>LOX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sec</text:p>
          </table:table-cell>
          <table:table-cell office:value-type="float" office:value="2.7" calcext:value-type="float">
            <text:p>2.7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Sparrow 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MRAAM 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HARM 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HTPB/LOX</text:p>
          </table:table-cell>
          <table:table-cell office:value-type="string" calcext:value-type="string">
            <text:p>HTPB/N2O</text:p>
          </table:table-cell>
          <table:table-cell office:value-type="string" calcext:value-type="string">
            <text:p>SP-1a/LOX</text:p>
          </table:table-cell>
          <table:table-cell office:value-type="string" calcext:value-type="string">
            <text:p>SP-1a/N2O</text:p>
          </table:table-cell>
          <table:table-cell office:value-type="string" calcext:value-type="string">
            <text:p>HTPB/LOX</text:p>
          </table:table-cell>
          <table:table-cell office:value-type="string" calcext:value-type="string">
            <text:p>HTPB/N2O</text:p>
          </table:table-cell>
          <table:table-cell office:value-type="string" calcext:value-type="string">
            <text:p>SP-1a/LOX</text:p>
          </table:table-cell>
          <table:table-cell office:value-type="string" calcext:value-type="string">
            <text:p>SP-1a/N2O</text:p>
          </table:table-cell>
          <table:table-cell office:value-type="string" calcext:value-type="string">
            <text:p>HTPB/LOX</text:p>
          </table:table-cell>
          <table:table-cell office:value-type="string" calcext:value-type="string">
            <text:p>HTPB/N2O</text:p>
          </table:table-cell>
          <table:table-cell office:value-type="string" calcext:value-type="string">
            <text:p>SP-1a/LOX</text:p>
          </table:table-cell>
          <table:table-cell office:value-type="string" calcext:value-type="string">
            <text:p>SP-1a/N2O</text:p>
          </table:table-cell>
        </table:table-row>
        <table:table-row table:style-name="ro1">
          <table:table-cell office:value-type="string" calcext:value-type="string">
            <text:p>DV(MBO) (m/s)</text:p>
          </table:table-cell>
          <table:table-cell office:value-type="float" office:value="2381.3" calcext:value-type="float">
            <text:p>2381.3</text:p>
          </table:table-cell>
          <table:table-cell office:value-type="float" office:value="2891.2" calcext:value-type="float">
            <text:p>2891.2</text:p>
          </table:table-cell>
          <table:table-cell office:value-type="float" office:value="2372.5" calcext:value-type="float">
            <text:p>2372.5</text:p>
          </table:table-cell>
          <table:table-cell office:value-type="float" office:value="2893" calcext:value-type="float">
            <text:p>2893</text:p>
          </table:table-cell>
          <table:table-cell office:value-type="float" office:value="1823.2" calcext:value-type="float">
            <text:p>1823.2</text:p>
          </table:table-cell>
          <table:table-cell office:value-type="float" office:value="2213.5" calcext:value-type="float">
            <text:p>2213.5</text:p>
          </table:table-cell>
          <table:table-cell office:value-type="float" office:value="1816.4" calcext:value-type="float">
            <text:p>1816.4</text:p>
          </table:table-cell>
          <table:table-cell office:value-type="float" office:value="2214.9" calcext:value-type="float">
            <text:p>2214.9</text:p>
          </table:table-cell>
          <table:table-cell office:value-type="float" office:value="548.3" calcext:value-type="float">
            <text:p>548.3</text:p>
          </table:table-cell>
          <table:table-cell office:value-type="float" office:value="673.5" calcext:value-type="float">
            <text:p>673.5</text:p>
          </table:table-cell>
          <table:table-cell office:value-type="float" office:value="546.2" calcext:value-type="float">
            <text:p>546.2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string" calcext:value-type="string">
            <text:p>h (km)</text:p>
          </table:table-cell>
          <table:table-cell table:formula="of:=97374.7/1000" office:value-type="float" office:value="97.3747" calcext:value-type="float">
            <text:p>97.3747</text:p>
          </table:table-cell>
          <table:table-cell table:formula="of:=109908.8/1000" office:value-type="float" office:value="109.9088" calcext:value-type="float">
            <text:p>109.9088</text:p>
          </table:table-cell>
          <table:table-cell table:formula="of:=97153.2/1000" office:value-type="float" office:value="97.1532" calcext:value-type="float">
            <text:p>97.1532</text:p>
          </table:table-cell>
          <table:table-cell table:formula="of:=109952.1/1000" office:value-type="float" office:value="109.9521" calcext:value-type="float">
            <text:p>109.9521</text:p>
          </table:table-cell>
          <table:table-cell table:formula="of:=81768.9/1000" office:value-type="float" office:value="81.7689" calcext:value-type="float">
            <text:p>81.7689</text:p>
          </table:table-cell>
          <table:table-cell table:formula="of:=91365.4/1000" office:value-type="float" office:value="91.3654" calcext:value-type="float">
            <text:p>91.3654</text:p>
          </table:table-cell>
          <table:table-cell table:formula="of:=81599.3/1000" office:value-type="float" office:value="81.5993" calcext:value-type="float">
            <text:p>81.5993</text:p>
          </table:table-cell>
          <table:table-cell table:formula="of:=91398/1000" office:value-type="float" office:value="91.398" calcext:value-type="float">
            <text:p>91.398</text:p>
          </table:table-cell>
          <table:table-cell table:formula="of:=46342.6/1000" office:value-type="float" office:value="46.3426" calcext:value-type="float">
            <text:p>46.3426</text:p>
          </table:table-cell>
          <table:table-cell table:formula="of:=49525.4/1000" office:value-type="float" office:value="49.5254" calcext:value-type="float">
            <text:p>49.5254</text:p>
          </table:table-cell>
          <table:table-cell table:formula="of:=46287.1/1000" office:value-type="float" office:value="46.2871" calcext:value-type="float">
            <text:p>46.2871</text:p>
          </table:table-cell>
          <table:table-cell table:formula="of:=49536.5/1000" office:value-type="float" office:value="49.5365" calcext:value-type="float">
            <text:p>49.5365</text:p>
          </table:table-cell>
        </table:table-row>
        <table:table-row table:style-name="ro1">
          <table:table-cell office:value-type="string" calcext:value-type="string">
            <text:p>DV(SECO) (m/s)</text:p>
          </table:table-cell>
          <table:table-cell office:value-type="float" office:value="17780.12" calcext:value-type="float">
            <text:p>17780.12</text:p>
          </table:table-cell>
          <table:table-cell office:value-type="float" office:value="11115.2" calcext:value-type="float">
            <text:p>11115.2</text:p>
          </table:table-cell>
          <table:table-cell office:value-type="float" office:value="17976.8" calcext:value-type="float">
            <text:p>17976.8</text:p>
          </table:table-cell>
          <table:table-cell office:value-type="float" office:value="11102.1" calcext:value-type="float">
            <text:p>11102.1</text:p>
          </table:table-cell>
          <table:table-cell office:value-type="float" office:value="19166.35" calcext:value-type="float">
            <text:p>19166.35</text:p>
          </table:table-cell>
          <table:table-cell office:value-type="float" office:value="11575.568" calcext:value-type="float">
            <text:p>11575.568</text:p>
          </table:table-cell>
          <table:table-cell office:value-type="float" office:value="19387.8" calcext:value-type="float">
            <text:p>19387.8</text:p>
          </table:table-cell>
          <table:table-cell office:value-type="float" office:value="11560.3" calcext:value-type="float">
            <text:p>11560.3</text:p>
          </table:table-cell>
          <table:table-cell office:value-type="float" office:value="27825.8" calcext:value-type="float">
            <text:p>27825.8</text:p>
          </table:table-cell>
          <table:table-cell office:value-type="float" office:value="15982.5" calcext:value-type="float">
            <text:p>15982.5</text:p>
          </table:table-cell>
          <table:table-cell office:value-type="float" office:value="28163.9596" calcext:value-type="float">
            <text:p>28163.9596</text:p>
          </table:table-cell>
          <table:table-cell office:value-type="float" office:value="15957.87" calcext:value-type="float">
            <text:p>15957.87</text:p>
          </table:table-cell>
        </table:table-row>
        <table:table-row table:style-name="ro1">
          <table:table-cell office:value-type="string" calcext:value-type="string">
            <text:p>h (km)</text:p>
          </table:table-cell>
          <table:table-cell table:formula="of:=529351.35/1000" office:value-type="float" office:value="529.35135" calcext:value-type="float">
            <text:p>529.35135</text:p>
          </table:table-cell>
          <table:table-cell table:formula="of:=440485.8/1000" office:value-type="float" office:value="440.4858" calcext:value-type="float">
            <text:p>440.4858</text:p>
          </table:table-cell>
          <table:table-cell table:formula="of:=532437.4/1000" office:value-type="float" office:value="532.4374" calcext:value-type="float">
            <text:p>532.4374</text:p>
          </table:table-cell>
          <table:table-cell table:formula="of:=440369.7/1000" office:value-type="float" office:value="440.3697" calcext:value-type="float">
            <text:p>440.3697</text:p>
          </table:table-cell>
          <table:table-cell table:formula="of:=513360.8/1000" office:value-type="float" office:value="513.3608" calcext:value-type="float">
            <text:p>513.3608</text:p>
          </table:table-cell>
          <table:table-cell table:formula="of:=398005.6/1000" office:value-type="float" office:value="398.0056" calcext:value-type="float">
            <text:p>398.0056</text:p>
          </table:table-cell>
          <table:table-cell table:formula="of:=517070.7/1000" office:value-type="float" office:value="517.0707" calcext:value-type="float">
            <text:p>517.0707</text:p>
          </table:table-cell>
          <table:table-cell table:formula="of:=397817.5/1000" office:value-type="float" office:value="397.8175" calcext:value-type="float">
            <text:p>397.8175</text:p>
          </table:table-cell>
          <table:table-cell table:formula="of:=581275.6/1000" office:value-type="float" office:value="581.2756" calcext:value-type="float">
            <text:p>581.2756</text:p>
          </table:table-cell>
          <table:table-cell table:formula="of:=365447.6/1000" office:value-type="float" office:value="365.4476" calcext:value-type="float">
            <text:p>365.4476</text:p>
          </table:table-cell>
          <table:table-cell table:formula="of:=587544.3/1000" office:value-type="float" office:value="587.5443" calcext:value-type="float">
            <text:p>587.5443</text:p>
          </table:table-cell>
          <table:table-cell table:formula="of:=365011.8/1000" office:value-type="float" office:value="365.0118" calcext:value-type="float">
            <text:p>365.01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00:47:32.004143948</meta:creation-date>
    <dc:date>2019-10-17T02:11:55.677641304</dc:date>
    <meta:editing-duration>PT16S</meta:editing-duration>
    <meta:editing-cycles>1</meta:editing-cycles>
    <meta:document-statistic meta:table-count="1" meta:cell-count="118" meta:object-count="0"/>
    <meta:generator>LibreOffice/6.0.7.3$Linux_X86_64 LibreOffice_project/00m0$Build-3</meta:generator>
  </office:meta>
</office:document-meta>
</file>